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Google Sans"/>
    </style:style>
    <style:style style:name="P2" style:family="paragraph" style:parent-style-name="Text_20_body">
      <style:paragraph-properties fo:margin-top="0in" fo:margin-bottom="0.0972in" style:contextual-spacing="false" fo:line-height="114%"/>
      <style:text-properties style:font-name="Google Sans Text"/>
    </style:style>
    <style:style style:name="P3" style:family="paragraph" style:parent-style-name="Text_20_body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4" style:family="paragraph" style:parent-style-name="Text_20_body" style:list-style-name="L1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5" style:family="paragraph" style:parent-style-name="Text_20_body" style:list-style-name="L2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ntrevista Mutua</text:h>
      <text:p text:style-name="P2"><text:bookmark text:name="p-rc_b8a6445e8541d349-43"/>Para que el CV sea "fiel y preciso", debes extraer información específica de tu compañero. Usa estas preguntas:</text:p>
      <text:list xml:id="list1968909711" text:style-name="L1">
        <text:list-item>
          <text:p text:style-name="P4"><text:bookmark text:name="p-rc_b8a6445e8541d349-44"/><text:span text:style-name="T1">Experiencia Técnica:</text:span> "¿Qué proyectos personales o académicos has hecho con HTML, CSS y JavaScript?".</text:p>
        </text:list-item>
      </text:list>
      <text:p text:style-name="P3"/>
      <text:p text:style-name="P3"/>
      <text:p text:style-name="P3"/>
      <text:p text:style-name="P3"/>
      <text:p text:style-name="P3"/>
      <text:list xml:id="list115050251930264" text:continue-numbering="true" text:style-name="L1">
        <text:list-item>
          <text:p text:style-name="P4"><text:bookmark text:name="p-rc_b8a6445e8541d349-45"/><text:span text:style-name="T1">Back-end:</text:span> "¿Tienes nociones básicas de PHP o Python para tareas ligeras?".</text:p>
        </text:list-item>
      </text:list>
      <text:p text:style-name="P3"/>
      <text:p text:style-name="P3"/>
      <text:p text:style-name="P3"/>
      <text:p text:style-name="P3"/>
      <text:list xml:id="list115050334119308" text:continue-numbering="true" text:style-name="L1">
        <text:list-item>
          <text:p text:style-name="P4"><text:bookmark text:name="p-rc_b8a6445e8541d349-46"/><text:span text:style-name="T1">Herramientas:</text:span> "¿Cómo te manejas con Git para el control de versiones?".</text:p>
        </text:list-item>
      </text:list>
      <text:p text:style-name="P3"/>
      <text:p text:style-name="P3"/>
      <text:p text:style-name="P3"/>
      <text:p text:style-name="P3"/>
      <text:list xml:id="list115052180597542" text:continue-numbering="true" text:style-name="L1">
        <text:list-item>
          <text:p text:style-name="P4"><text:bookmark text:name="p-rc_b8a6445e8541d349-47"/><text:span text:style-name="T1">Cualidades:</text:span> "¿Qué ejemplos puedes darme de tu autonomía y capacidad para cumplir plazos?".</text:p>
        </text:list-item>
      </text:list>
      <text:p text:style-name="P3"/>
      <text:p text:style-name="P3"/>
      <text:p text:style-name="P3"/>
      <text:list xml:id="list115051601176923" text:continue-numbering="true" text:style-name="L1">
        <text:list-item>
          <text:p text:style-name="P4"><text:bookmark text:name="p-rc_b8a6445e8541d349-48"/><text:span text:style-name="T1">Logística de Colaboración (Para la defensa):</text:span> "¿Cuánto duró nuestra entrevista? ¿En qué lugar la hicimos? ¿Qué feedback me das para mejorar el borrador que escribí?".</text:p>
        </text:list-item>
      </text:list>
      <text:p text:style-name="Standard"/>
      <text:p text:style-name="Standard"/>
      <text:p text:style-name="Standard"/>
      <text:h text:style-name="P1" text:outline-level="2"><text:soft-page-break/>Preguntas Clave de la Defensa (Rol de Reclutador)</text:h>
      <text:p text:style-name="P2"><text:bookmark text:name="p-rc_b8a6445e8541d349-49"/>El evaluador actuará como reclutador de <text:span text:style-name="T1">StartUpDigital</text:span>. Deben estar listos para lo siguiente:</text:p>
      <text:list xml:id="list2152285136" text:style-name="L2">
        <text:list-item>
          <text:p text:style-name="P5"><text:bookmark text:name="p-rc_b8a6445e8541d349-50"/><text:span text:style-name="T1">Presentación Cruzada:</text:span> El estudiante A debe presentar el CV del estudiante B y viceversa. No leas el papel; explica <text:span text:style-name="T1">por qué</text:span> destacaste ciertas habilidades para el cliente.</text:p>
        </text:list-item>
        <text:list-item>
          <text:p text:style-name="P5"><text:bookmark text:name="p-rc_b8a6445e8541d349-51"/><text:span text:style-name="T1">Justificación de Decisiones:</text:span> "¿Por qué elegiste este formato?" o "¿Por qué decidiste incluir este proyecto específico?".</text:p>
        </text:list-item>
        <text:list-item>
          <text:p text:style-name="P5"><text:bookmark text:name="p-rc_b8a6445e8541d349-52"/><text:span text:style-name="T1">Resolución de Conflictos:</text:span> "Si tuvimos un desacuerdo sobre cómo describir una habilidad, ¿cómo lo resolvimos?"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1:43:13.270873394</meta:creation-date>
    <dc:date>2026-02-28T11:50:49.691753736</dc:date>
    <meta:editing-duration>PT7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181" meta:character-count="1177" meta:non-whitespace-character-count="1016"/>
  </office:meta>
</office:document-meta>
</file>